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T3" style:family="text">
      <style:text-properties fo:font-variant="normal" fo:text-transform="none" fo:color="#0000ff" style:text-line-through-style="none" style:font-name="apple-system" fo:font-size="10.5pt" fo:letter-spacing="normal" fo:font-style="normal" style:text-underline-style="none" fo:font-weight="normal" style:text-underline-mode="continuous" style:text-overline-mode="continuous" style:text-line-through-mode="continuous" style:text-blinking="false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en GitHub</text:p>
      <text:p text:style-name="P1"><text:a xlink:type="simple" xlink:href="https://github.com/FelixRnd/FelixRaynouard_2_04102020" text:style-name="Internet_20_link" text:visited-style-name="Visited_20_Internet_20_Link"><text:span text:style-name="T2">https://github.com/FelixRnd/FelixRaynouard_2_04102020</text:span></text:a></text:p>
      <text:p text:style-name="P2"/>
      <text:p text:style-name="P2">GitHub Pages</text:p>
      <text:p text:style-name="P1"><text:a xlink:type="simple" xlink:href="https://felixrnd.github.io/FelixRaynouard_2_04102020/" text:style-name="Internet_20_link" text:visited-style-name="Visited_20_Internet_20_Link"><text:span text:style-name="T3">https://felixrnd.github.io/FelixRaynouard_2_04102020/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2-31T13:37:42.06</dc:date>
    <meta:editing-duration>PT5M35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4" meta:word-count="6" meta:character-count="130"/>
  </office:meta>
</office:document-meta>
</file>